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Inter" svg:font-family="Inter" style:font-pitch="variable"/>
    <style:font-face style:name="Linux Libertine O1" svg:font-family="'Linux Libertine O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Inter" fo:font-size="18pt" officeooo:rsid="00108e3b" officeooo:paragraph-rsid="00108e3b" style:font-size-asian="18pt" style:font-size-complex="18pt"/>
    </style:style>
    <style:style style:name="P2" style:family="paragraph" style:parent-style-name="Standard">
      <style:text-properties style:font-name="Inter" fo:font-size="8pt" officeooo:rsid="00108e3b" officeooo:paragraph-rsid="00108e3b" style:font-size-asian="7pt" style:font-size-complex="8pt"/>
    </style:style>
    <style:style style:name="P3" style:family="paragraph" style:parent-style-name="Standard">
      <style:text-properties fo:font-size="2pt" officeooo:rsid="00108e3b" officeooo:paragraph-rsid="00108e3b" style:font-size-asian="1.75pt" style:font-size-complex="2pt"/>
    </style:style>
    <style:style style:name="P4" style:family="paragraph" style:parent-style-name="Table_20_Contents">
      <style:text-properties style:font-name="Ubuntu Mono"/>
    </style:style>
    <style:style style:name="P5" style:family="paragraph" style:parent-style-name="Table_20_Contents">
      <style:text-properties style:font-name="Ubuntu Mono" officeooo:rsid="00108e3b"/>
    </style:style>
    <style:style style:name="P6" style:family="paragraph" style:parent-style-name="Table_20_Contents">
      <style:text-properties style:font-name="Ubuntu Mono" officeooo:rsid="001286dd" officeooo:paragraph-rsid="001286dd"/>
    </style:style>
    <style:style style:name="P7" style:family="paragraph" style:parent-style-name="Table_20_Contents">
      <style:text-properties style:font-name="Ubuntu Mono" officeooo:rsid="00142a8f" officeooo:paragraph-rsid="00142a8f"/>
    </style:style>
    <style:style style:name="P8" style:family="paragraph" style:parent-style-name="Table_20_Contents">
      <style:text-properties style:font-name="Ubuntu Mono" officeooo:rsid="00142a8f" officeooo:paragraph-rsid="00170584"/>
    </style:style>
    <style:style style:name="P9" style:family="paragraph" style:parent-style-name="Table_20_Contents">
      <style:text-properties style:font-name="Ubuntu Mono" officeooo:rsid="0015805a" officeooo:paragraph-rsid="0015805a"/>
    </style:style>
    <style:style style:name="P10" style:family="paragraph" style:parent-style-name="Table_20_Contents">
      <style:text-properties style:font-name="Ubuntu Mono" officeooo:rsid="00160345" officeooo:paragraph-rsid="00160345"/>
    </style:style>
    <style:style style:name="P11" style:family="paragraph" style:parent-style-name="Table_20_Contents">
      <style:text-properties style:font-name="Ubuntu Mono" officeooo:rsid="00181ca6" officeooo:paragraph-rsid="00181ca6"/>
    </style:style>
    <style:style style:name="P12" style:family="paragraph" style:parent-style-name="Table_20_Contents">
      <style:text-properties style:font-name="Ubuntu Mono" fo:font-weight="bold" officeooo:rsid="0015805a" officeooo:paragraph-rsid="0015805a" style:font-weight-asian="bold" style:font-weight-complex="bold"/>
    </style:style>
    <style:style style:name="P13" style:family="paragraph" style:parent-style-name="Table_20_Contents">
      <style:text-properties style:font-name="Ubuntu Mono" fo:font-weight="bold" officeooo:rsid="00142a8f" officeooo:paragraph-rsid="00142a8f" style:font-weight-asian="bold" style:font-weight-complex="bold"/>
    </style:style>
    <style:style style:name="P14" style:family="paragraph" style:parent-style-name="Table_20_Contents">
      <style:text-properties style:font-name="Ubuntu Mono" officeooo:rsid="0018c53f" officeooo:paragraph-rsid="0018c53f"/>
    </style:style>
    <style:style style:name="P15" style:family="paragraph" style:parent-style-name="Table_20_Contents">
      <style:text-properties officeooo:rsid="001286dd" officeooo:paragraph-rsid="001286dd"/>
    </style:style>
    <style:style style:name="P16" style:family="paragraph" style:parent-style-name="Table_20_Contents">
      <style:text-properties officeooo:rsid="00142a8f" officeooo:paragraph-rsid="00142a8f"/>
    </style:style>
    <style:style style:name="P17" style:family="paragraph" style:parent-style-name="Table_20_Contents">
      <style:text-properties officeooo:rsid="00142a8f" officeooo:paragraph-rsid="00170584"/>
    </style:style>
    <style:style style:name="P18" style:family="paragraph" style:parent-style-name="Table_20_Contents">
      <style:text-properties officeooo:paragraph-rsid="00142a8f"/>
    </style:style>
    <style:style style:name="P19" style:family="paragraph" style:parent-style-name="Table_20_Contents">
      <style:text-properties officeooo:rsid="0015805a" officeooo:paragraph-rsid="0015805a"/>
    </style:style>
    <style:style style:name="P20" style:family="paragraph" style:parent-style-name="Table_20_Contents">
      <style:text-properties officeooo:paragraph-rsid="001632fd"/>
    </style:style>
    <style:style style:name="P21" style:family="paragraph" style:parent-style-name="Table_20_Contents">
      <style:text-properties officeooo:paragraph-rsid="00170584"/>
    </style:style>
    <style:style style:name="P22" style:family="paragraph" style:parent-style-name="Table_20_Contents">
      <style:text-properties officeooo:paragraph-rsid="0015805a"/>
    </style:style>
    <style:style style:name="P23" style:family="paragraph" style:parent-style-name="Table_20_Contents">
      <style:text-properties fo:font-weight="normal" officeooo:paragraph-rsid="00142a8f" style:font-weight-asian="normal" style:font-weight-complex="normal"/>
    </style:style>
    <style:style style:name="T1" style:family="text">
      <style:text-properties officeooo:rsid="00108e3b"/>
    </style:style>
    <style:style style:name="T2" style:family="text">
      <style:text-properties style:font-name="Ubuntu Mono"/>
    </style:style>
    <style:style style:name="T3" style:family="text">
      <style:text-properties style:font-name="Ubuntu Mono" fo:font-weight="bold" style:font-weight-asian="bold" style:font-weight-complex="bold"/>
    </style:style>
    <style:style style:name="T4" style:family="text">
      <style:text-properties style:font-name="Ubuntu Mono" fo:font-weight="bold" officeooo:rsid="00108e3b" style:font-weight-asian="bold" style:font-weight-complex="bold"/>
    </style:style>
    <style:style style:name="T5" style:family="text">
      <style:text-properties style:font-name="Ubuntu Mono" fo:font-weight="bold" officeooo:rsid="001286dd" style:font-weight-asian="bold" style:font-weight-complex="bold"/>
    </style:style>
    <style:style style:name="T6" style:family="text">
      <style:text-properties style:font-name="Ubuntu Mono" fo:font-weight="bold" officeooo:rsid="00142a8f" style:font-weight-asian="bold" style:font-weight-complex="bold"/>
    </style:style>
    <style:style style:name="T7" style:family="text">
      <style:text-properties style:font-name="Ubuntu Mono" fo:font-weight="bold" officeooo:rsid="0015805a" style:font-weight-asian="bold" style:font-weight-complex="bold"/>
    </style:style>
    <style:style style:name="T8" style:family="text">
      <style:text-properties style:font-name="Ubuntu Mono" fo:font-weight="bold" officeooo:rsid="00160345" style:font-weight-asian="bold" style:font-weight-complex="bold" style:text-overline-style="solid" style:text-overline-width="auto" style:text-overline-color="font-color"/>
    </style:style>
    <style:style style:name="T9" style:family="text">
      <style:text-properties style:font-name="Ubuntu Mono" fo:font-weight="bold" officeooo:rsid="00160345" style:font-weight-asian="bold" style:font-weight-complex="bold"/>
    </style:style>
    <style:style style:name="T10" style:family="text">
      <style:text-properties style:font-name="Ubuntu Mono" fo:font-weight="bold" officeooo:rsid="001632fd" style:font-weight-asian="bold" style:font-weight-complex="bold"/>
    </style:style>
    <style:style style:name="T11" style:family="text">
      <style:text-properties style:font-name="Ubuntu Mono" fo:font-weight="bold" officeooo:rsid="00170584" style:font-weight-asian="bold" style:font-weight-complex="bold"/>
    </style:style>
    <style:style style:name="T12" style:family="text">
      <style:text-properties style:font-name="Ubuntu Mono" fo:font-weight="bold" officeooo:rsid="00181ca6" style:font-weight-asian="bold" style:font-weight-complex="bold"/>
    </style:style>
    <style:style style:name="T13" style:family="text">
      <style:text-properties style:font-name="Ubuntu Mono" fo:font-weight="bold" officeooo:rsid="0018c53f" style:font-weight-asian="bold" style:font-weight-complex="bold"/>
    </style:style>
    <style:style style:name="T14" style:family="text">
      <style:text-properties style:font-name="Ubuntu Mono" officeooo:rsid="001286dd"/>
    </style:style>
    <style:style style:name="T15" style:family="text">
      <style:text-properties style:font-name="Ubuntu Mono" officeooo:rsid="00142a8f"/>
    </style:style>
    <style:style style:name="T16" style:family="text">
      <style:text-properties style:font-name="Ubuntu Mono" style:text-underline-style="solid" style:text-underline-width="auto" style:text-underline-color="font-color" fo:font-weight="bold" officeooo:rsid="00142a8f" style:font-weight-asian="bold" style:font-weight-complex="bold"/>
    </style:style>
    <style:style style:name="T17" style:family="text">
      <style:text-properties style:font-name="Ubuntu Mono" style:text-underline-style="solid" style:text-underline-width="auto" style:text-underline-color="font-color" fo:font-weight="bold" officeooo:rsid="00160345" style:font-weight-asian="bold" style:font-weight-complex="bold"/>
    </style:style>
    <style:style style:name="T18" style:family="text">
      <style:text-properties style:font-name="Ubuntu Mono" style:text-underline-style="solid" style:text-underline-width="auto" style:text-underline-color="font-color" fo:font-weight="bold" officeooo:rsid="00160345" style:font-weight-asian="bold" style:font-weight-complex="bold" style:text-overline-style="none" style:text-overline-color="font-color"/>
    </style:style>
    <style:style style:name="T19" style:family="text">
      <style:text-properties style:font-name="Ubuntu Mono" style:text-underline-style="solid" style:text-underline-width="auto" style:text-underline-color="font-color" fo:font-weight="bold" officeooo:rsid="00181ca6" style:font-weight-asian="bold" style:font-weight-complex="bold"/>
    </style:style>
    <style:style style:name="T20" style:family="text">
      <style:text-properties style:font-name="Ubuntu Mono" officeooo:rsid="0015805a"/>
    </style:style>
    <style:style style:name="T21" style:family="text">
      <style:text-properties style:font-name="Ubuntu Mono" officeooo:rsid="00160345"/>
    </style:style>
    <style:style style:name="T22" style:family="text">
      <style:text-properties style:font-name="Ubuntu Mono" officeooo:rsid="001632fd"/>
    </style:style>
    <style:style style:name="T23" style:family="text">
      <style:text-properties style:font-name="Ubuntu Mono" officeooo:rsid="00170584"/>
    </style:style>
    <style:style style:name="T24" style:family="text">
      <style:text-properties style:font-name="Ubuntu Mono" style:text-underline-style="none" fo:font-weight="bold" officeooo:rsid="00160345" style:font-weight-asian="bold" style:font-weight-complex="bold" style:text-overline-style="solid" style:text-overline-width="auto" style:text-overline-color="font-color"/>
    </style:style>
    <style:style style:name="T25" style:family="text">
      <style:text-properties style:font-name="Ubuntu Mono" fo:font-style="normal" officeooo:rsid="0018c53f" style:font-style-asian="normal" style:font-style-complex="normal"/>
    </style:style>
    <style:style style:name="T26" style:family="text">
      <style:text-properties style:font-name="Ubuntu Mono" officeooo:rsid="0018c53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42a8f" style:font-weight-asian="bold" style:font-weight-complex="bold"/>
    </style:style>
    <style:style style:name="T29" style:family="text">
      <style:text-properties fo:font-weight="bold" officeooo:rsid="0015805a" style:font-weight-asian="bold" style:font-weight-complex="bold"/>
    </style:style>
    <style:style style:name="T30" style:family="text">
      <style:text-properties fo:font-weight="bold" officeooo:rsid="00160345" style:font-weight-asian="bold" style:font-weight-complex="bold"/>
    </style:style>
    <style:style style:name="T31" style:family="text">
      <style:text-properties fo:font-weight="bold" officeooo:rsid="00160345" style:font-weight-asian="bold" style:font-weight-complex="bold" style:text-overline-style="solid" style:text-overline-width="auto" style:text-overline-color="font-color"/>
    </style:style>
    <style:style style:name="T32" style:family="text">
      <style:text-properties fo:font-weight="bold" officeooo:rsid="001632fd" style:font-weight-asian="bold" style:font-weight-complex="bold"/>
    </style:style>
    <style:style style:name="T33" style:family="text">
      <style:text-properties fo:font-weight="bold" officeooo:rsid="00170584" style:font-weight-asian="bold" style:font-weight-complex="bold"/>
    </style:style>
    <style:style style:name="T34" style:family="text">
      <style:text-properties fo:font-weight="bold" officeooo:rsid="00181ca6" style:font-weight-asian="bold" style:font-weight-complex="bold"/>
    </style:style>
    <style:style style:name="T35" style:family="text">
      <style:text-properties fo:font-weight="bold" officeooo:rsid="0018c53f" style:font-weight-asian="bold" style:font-weight-complex="bold"/>
    </style:style>
    <style:style style:name="T36" style:family="text">
      <style:text-properties officeooo:rsid="001286dd"/>
    </style:style>
    <style:style style:name="T37" style:family="text">
      <style:text-properties officeooo:rsid="00142a8f"/>
    </style:style>
    <style:style style:name="T38" style:family="text">
      <style:text-properties style:text-underline-style="solid" style:text-underline-width="auto" style:text-underline-color="font-color" fo:font-weight="bold" officeooo:rsid="00142a8f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160345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officeooo:rsid="0018c53f"/>
    </style:style>
    <style:style style:name="T41" style:family="text">
      <style:text-properties officeooo:rsid="0015805a"/>
    </style:style>
    <style:style style:name="T42" style:family="text">
      <style:text-properties officeooo:rsid="00160345"/>
    </style:style>
    <style:style style:name="T43" style:family="text">
      <style:text-properties officeooo:rsid="001632fd"/>
    </style:style>
    <style:style style:name="T44" style:family="text">
      <style:text-properties officeooo:rsid="00170584"/>
    </style:style>
    <style:style style:name="T45" style:family="text">
      <style:text-properties officeooo:rsid="00181ca6"/>
    </style:style>
    <style:style style:name="T46" style:family="text">
      <style:text-properties officeooo:rsid="0018c53f"/>
    </style:style>
    <style:style style:name="T47" style:family="text">
      <style:text-properties fo:font-style="italic" officeooo:rsid="0018c53f" style:font-style-asian="italic" style:font-style-complex="italic"/>
    </style:style>
    <style:style style:name="T48" style:family="text">
      <style:text-properties fo:font-style="normal" officeooo:rsid="0018c53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6">25 </text:span>Key Runes</text:p>
      <text:p text:style-name="P2"/>
      <table:table table:name="Table2" table:style-name="Table2">
        <table:table-column table:style-name="Table2.A" table:number-columns-repeated="2"/>
        <table:table-row table:style-name="TableLine94122434490960">
          <table:table-cell table:style-name="Table2.A1" office:value-type="string">
            <text:p text:style-name="P5"><text:span text:style-name="T27">=/</text:span> <text:s/><text:span text:style-name="T27">skin</text:span> <text:s/><text:span text:style-name="T27">hoon</text:span> <text:s/>hoon</text:p>
          </table:table-cell>
          <table:table-cell table:style-name="Table2.A1" office:value-type="string">
            <text:p text:style-name="P4"><text:span text:style-name="T36">=/ <text:s/>a <text:s/>1 <text:s/>&lt;rest-of-hoon&gt;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Table_20_Contents"><text:s text:c="2"/><text:span text:style-name="T1">define a variable of value </text:span><text:span text:style-name="T4">hoon</text:span><text:span text:style-name="T1"> with name </text:span><text:span text:style-name="T4">skin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6"><text:span text:style-name="T27">|=</text:span> <text:s/><text:span text:style-name="T27">spec</text:span> <text:s/><text:span text:style-name="T27">hoon</text:span></text:p>
          </table:table-cell>
          <table:table-cell table:style-name="Table2.A1" office:value-type="string">
            <text:p text:style-name="P4"><text:span text:style-name="T36">|= <text:s/>a=@rs <text:s/>(add:rs a .1.0)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5"><text:s text:c="2"/>produce a gate (one-armed core with battery <text:span text:style-name="T3">hoon</text:span> and sample <text:span text:style-name="T3">spec</text:span>)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6"><text:span text:style-name="T27">|-</text:span> <text:s/><text:span text:style-name="T27">hoon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Table_20_Contents"><text:s text:c="2"/><text:span text:style-name="T36">produce a trap (one-armed core with battery </text:span><text:span text:style-name="T5">hoon</text:span><text:span text:style-name="T36"> and arm </text:span><text:span text:style-name="T14">$</text:span><text:span text:style-name="T36">) and kick it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7"><text:span text:style-name="T27">|_</text:span> <text:s/><text:span text:style-name="T27">spec</text:span> <text:s/>alas <text:s/>(map term tome) <text:s/>--</text:p>
          </table:table-cell>
          <table:table-cell table:style-name="Table2.A1" office:value-type="string">
            <text:p text:style-name="P4"/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Table_20_Contents"><text:s text:c="2"/><text:span text:style-name="T37">produce a door (</text:span><text:span text:style-name="T41">a generalized gate, </text:span><text:span text:style-name="T37">a core with a sample </text:span><text:span text:style-name="T41">but many arms</text:span><text:span text:style-name="T37">) </text:span><text:span text:style-name="T41">which accepts sample </text:span><text:span text:style-name="T7">spec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7"><text:span text:style-name="T27">|%</text:span> <text:s/>(unit term) <text:s/>(map term tome) <text:s/>--</text:p>
          </table:table-cell>
          <table:table-cell table:style-name="Table2.A1" office:value-type="string">
            <text:p text:style-name="P7"/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Table_20_Contents"><text:s text:c="2"/><text:span text:style-name="T37">produce a generic core </text:span><text:span text:style-name="T41">(cell of </text:span><text:span text:style-name="T20">[battery payload]</text:span><text:span text:style-name="T41">)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6"><text:span text:style-name="T27">%-</text:span> <text:s/><text:span text:style-name="T28">hoon </text:span><text:span text:style-name="T37"><text:s/></text:span><text:span text:style-name="T38">hoon</text:span></text:p>
          </table:table-cell>
          <table:table-cell table:style-name="Table2.A1" office:value-type="string">
            <text:p text:style-name="P7">(add 1 1)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Table_20_Contents"><text:s text:c="2"/><text:span text:style-name="T37">call a gate </text:span><text:span text:style-name="T6">hoon</text:span><text:span text:style-name="T37"> (one-armed core) with sample </text:span><text:span text:style-name="T16">hoon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4"><text:span text:style-name="T27">%</text:span><text:span text:style-name="T28">~</text:span><text:span text:style-name="T37"> <text:s/></text:span><text:span text:style-name="T29">wing</text:span><text:span text:style-name="T41"> <text:s/>hoon <text:s/>hoon</text:span></text:p>
          </table:table-cell>
          <table:table-cell table:style-name="Table2.A1" office:value-type="string">
            <text:p text:style-name="P7">`@t`~(x ne 0xf)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Table_20_Contents"><text:s text:c="2"/><text:span text:style-name="T41">evaluate an arm </text:span><text:span text:style-name="T7">wing</text:span><text:span text:style-name="T41"> in a door (resolve the wing as a gate and call it)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4"><text:span text:style-name="T27">%</text:span><text:span text:style-name="T28">=</text:span><text:span text:style-name="T37"> <text:s/></text:span><text:span text:style-name="T28">wing</text:span><text:span text:style-name="T37"> <text:s/>(list (pair wing hoon)</text:span></text:p>
          </table:table-cell>
          <table:table-cell table:style-name="Table2.A1" office:value-type="string">
            <text:p text:style-name="P7">$(count +(count))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Table_20_Contents"><text:s text:c="2"/><text:span text:style-name="T37">resolve a wing </text:span><text:span text:style-name="T6">wing</text:span><text:span text:style-name="T37"> with changes; frequently used with </text:span><text:span text:style-name="T15">$</text:span><text:span text:style-name="T37"> to iterate a trap forward as a loop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7"><text:span text:style-name="T27">++</text:span> <text:s/><text:span text:style-name="T27">term</text:span> <text:s/><text:span text:style-name="T27">hoon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6"><text:s text:c="2"/>produce a normal arm with name <text:span text:style-name="T3">term</text:span> and content <text:span text:style-name="T3">hoon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18"><text:span text:style-name="T6">+$</text:span><text:span text:style-name="T15"> <text:s/></text:span><text:span text:style-name="T6">term</text:span><text:span text:style-name="T15"> <text:s/></text:span><text:span text:style-name="T6">spec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6"><text:s text:c="2"/>produce a structure arm (type definition) with name <text:span text:style-name="T3">term</text:span> and mold <text:span text:style-name="T3">spec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12">$= <text:s/><text:span text:style-name="T46">skin <text:s/>spec</text:span></text:p>
          </table:table-cell>
          <table:table-cell table:style-name="Table2.A1" office:value-type="string">
            <text:p text:style-name="P14">foo=baz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9"><text:s text:c="2"/><text:span text:style-name="T46">assign a name </text:span><text:span text:style-name="T13">skin</text:span><text:span text:style-name="T46"> to a </text:span><text:span text:style-name="T13">hoon</text:span><text:span text:style-name="T46"> (“</text:span>wrap a face around a <text:span text:style-name="T3">hoon</text:span>”<text:span text:style-name="T46">)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12">$_ <text:s/><text:span text:style-name="T46">hoon</text:span></text:p>
          </table:table-cell>
          <table:table-cell table:style-name="Table2.A1" office:value-type="string">
            <text:p text:style-name="P9">_<text:span text:style-name="T46">foo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6"><text:s text:c="3"/><text:span text:style-name="T41">normalize structure to example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9"><text:span text:style-name="T27">^-</text:span> <text:s/><text:span text:style-name="T34">spec</text:span><text:span text:style-name="T45"> <text:s/></text:span><text:span text:style-name="T34">hoon</text:span></text:p>
          </table:table-cell>
          <table:table-cell table:style-name="Table2.A1" office:value-type="string">
            <text:p text:style-name="P11">^- <text:s/>@ud <text:s/>a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8"><text:span text:style-name="T37"><text:s text:c="2"/></text:span><text:span text:style-name="T45">typecast explicitly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22"><text:span text:style-name="T7">^+ <text:s/></text:span><text:span text:style-name="T12">hoon <text:s/></text:span><text:span text:style-name="T19">hoon</text:span></text:p>
          </table:table-cell>
          <table:table-cell table:style-name="Table2.A1" office:value-type="string">
            <text:p text:style-name="P11">^+ <text:s/>.1 <text:s/>a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6"><text:s text:c="2"/><text:span text:style-name="T41">type</text:span><text:span text:style-name="T45">cast</text:span><text:span text:style-name="T41"> by example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8"><text:span text:style-name="T27">?:</text:span> <text:s/><text:span text:style-name="T30">hoon</text:span><text:span text:style-name="T42"> <text:s/></text:span><text:span text:style-name="T39">hoon</text:span><text:span text:style-name="T42"> <text:s/></text:span><text:span text:style-name="T31">hoon</text:span></text:p>
          </table:table-cell>
          <table:table-cell table:style-name="Table2.A1" office:value-type="string">
            <text:p text:style-name="P7">?:<text:span text:style-name="T44">((gth:rs a .0) a (sub:rs .0 a))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21"><text:span text:style-name="T37"><text:s text:c="2"/></text:span><text:span text:style-name="T43">branch conditionally </text:span><text:span text:style-name="T44">on test; if </text:span><text:span text:style-name="T9">hoon</text:span><text:span text:style-name="T44"> then </text:span><text:span text:style-name="T17">hoon</text:span><text:span text:style-name="T44"> else </text:span><text:span text:style-name="T8">hoon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8"><text:span text:style-name="T27">?.</text:span> <text:s/><text:span text:style-name="T30">hoon</text:span><text:span text:style-name="T42"> <text:s/></text:span><text:span text:style-name="T39">hoon</text:span><text:span text:style-name="T42"> <text:s/></text:span><text:span text:style-name="T31">hoon</text:span></text:p>
          </table:table-cell>
          <table:table-cell table:style-name="Table2.A1" office:value-type="string">
            <text:p text:style-name="P8">?.<text:span text:style-name="T44">((gth:rs a .0) (sub:rs .0 a) a)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7"><text:s text:c="2"/><text:span text:style-name="T44">reversed conditionality; </text:span><text:span text:style-name="T43">branch conditionally </text:span><text:span text:style-name="T44">on test; if </text:span><text:span text:style-name="T9">hoon</text:span><text:span text:style-name="T44"> then </text:span><text:span text:style-name="T24">hoon</text:span><text:span text:style-name="T44"> else </text:span><text:span text:style-name="T18">hoon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7"><text:span text:style-name="T27">?</text:span><text:span text:style-name="T30">=</text:span><text:span text:style-name="T42"> <text:s/></text:span><text:span text:style-name="T33">spec</text:span><text:span text:style-name="T44"> <text:s/></text:span><text:span text:style-name="T33">wing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6"><text:s text:c="2"/><text:span text:style-name="T44">test pattern match, </text:span><text:span text:style-name="T45">whether </text:span><text:span text:style-name="T12">wing</text:span><text:span text:style-name="T45"> is type </text:span><text:span text:style-name="T12">spec</text:span></text:p>
          </table:table-cell>
          <table:covered-table-cell/>
        </table:table-row>
        <table:table-row table:style-name="TableLine94122434490960">
          <table:table-cell table:style-name="Table2.A1" table:number-columns-spanned="2" office:value-type="string">
            <text:p text:style-name="P21"><text:span text:style-name="T6">?</text:span><text:span text:style-name="T11">&gt;</text:span><text:span text:style-name="T23"> <text:s/></text:span><text:span text:style-name="T17">hoon</text:span><text:span text:style-name="T21"> <text:s/></text:span><text:span text:style-name="T8">hoon</text:span></text:p>
          </table:table-cell>
          <table:covered-table-cell/>
        </table:table-row>
        <table:table-row table:style-name="TableLine94122434490960">
          <table:table-cell table:style-name="Table2.A1" table:number-columns-spanned="2" office:value-type="string">
            <text:p text:style-name="P17"><text:s text:c="2"/><text:span text:style-name="T44">assert positively that </text:span><text:span text:style-name="T17">hoon</text:span><text:span text:style-name="T44"> and </text:span><text:span text:style-name="T8">hoon</text:span><text:span text:style-name="T44"> match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7"><text:span text:style-name="T27">.</text:span><text:span text:style-name="T33">^</text:span><text:span text:style-name="T44"> <text:s/></text:span><text:span text:style-name="T33">spec</text:span><text:span text:style-name="T44"> <text:s/></text:span><text:span text:style-name="T33">hoon</text:span></text:p>
          </table:table-cell>
          <table:table-cell table:style-name="Table2.A1" office:value-type="string">
            <text:p text:style-name="P7">.<text:span text:style-name="T44">^(arch %cy %)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6"><text:s text:c="2"/><text:span text:style-name="T44">scry into vane namespace per instruction </text:span><text:span text:style-name="T11">hoon</text:span><text:span text:style-name="T44"> and apply mold </text:span><text:span text:style-name="T11">spec</text:span><text:span text:style-name="T44"> to the result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13">:- <text:s/><text:span text:style-name="T46">hoon <text:s/></text:span><text:span text:style-name="T40">hoon</text:span></text:p>
          </table:table-cell>
          <table:table-cell table:style-name="Table2.A1" office:value-type="string">
            <text:p text:style-name="P23"><text:span text:style-name="T15">:- <text:s/>%</text:span><text:span text:style-name="T26">say <text:s/>foo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6"><text:s text:c="2"/><text:span text:style-name="T46">construct a cell (2-tuple); see also </text:span><text:span text:style-name="T47">n</text:span><text:span text:style-name="T48">-tuple constructor </text:span><text:span text:style-name="T25">:*</text:span></text:p>
          </table:table-cell>
          <table:covered-table-cell/>
        </table:table-row>
        <table:table-row table:style-name="TableLine94122434490960">
          <table:table-cell table:style-name="Table2.A1" table:number-columns-spanned="2" office:value-type="string">
            <text:p text:style-name="P7"><text:span text:style-name="T27">;</text:span><text:span text:style-name="T30">&lt;</text:span><text:span text:style-name="T42"> <text:s/></text:span><text:span text:style-name="T30">mold</text:span><text:span text:style-name="T42"> <text:s/></text:span><text:span text:style-name="T30">hoon</text:span><text:span text:style-name="T42"> <text:s/></text:span><text:span text:style-name="T39">hoon</text:span><text:span text:style-name="T42"> <text:s/></text:span><text:span text:style-name="T31">hoon</text:span></text:p>
          </table:table-cell>
          <table:covered-table-cell/>
        </table:table-row>
        <table:table-row table:style-name="TableLine94122434490960">
          <table:table-cell table:style-name="Table2.A1" table:number-columns-spanned="2" office:value-type="string">
            <text:p text:style-name="P20"><text:span text:style-name="T37"><text:s text:c="2"/></text:span><text:span text:style-name="T42">monadic bind, defer completion of </text:span><text:span text:style-name="T8">hoon</text:span><text:span text:style-name="T42"> </text:span><text:span text:style-name="T43">until after </text:span><text:span text:style-name="T17">hoon</text:span><text:span text:style-name="T43"> has resolved; </text:span><text:span text:style-name="T9">hoon</text:span><text:span text:style-name="T43"> is an adapter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18"><text:span text:style-name="T6">/</text:span><text:span text:style-name="T9">+</text:span><text:span text:style-name="T21"> <text:s/></text:span><text:span text:style-name="T10">path</text:span></text:p>
          </table:table-cell>
          <table:table-cell table:style-name="Table2.A1" office:value-type="string">
            <text:p text:style-name="P18"><text:span text:style-name="T2">/</text:span><text:span text:style-name="T22">+ <text:s/>generators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6"><text:s text:c="2"/><text:span text:style-name="T43">imports a file from </text:span><text:span text:style-name="T22">lib/</text:span><text:span text:style-name="T10">path</text:span><text:span text:style-name="T43"> (</text:span><text:span text:style-name="T22">*</text:span><text:span text:style-name="T43"> pinned with no face, </text:span><text:span text:style-name="T22">=</text:span><text:span text:style-name="T43"> with specified face)</text:span></text:p>
          </table:table-cell>
          <table:covered-table-cell/>
        </table:table-row>
        <table:table-row table:style-name="TableLine94122434490960">
          <table:table-cell table:style-name="Table2.A1" office:value-type="string">
            <text:p text:style-name="P10"><text:span text:style-name="T27">~&amp;</text:span> <text:s/><text:span text:style-name="T27">hoon</text:span></text:p>
          </table:table-cell>
          <table:table-cell table:style-name="Table2.A1" office:value-type="string">
            <text:p text:style-name="P20"><text:span text:style-name="T22">~&amp; <text:s/>[foo &lt;bar&gt; &lt;baz&gt;]</text:span></text:p>
          </table:table-cell>
        </table:table-row>
        <table:table-row table:style-name="TableLine94122434490960">
          <table:table-cell table:style-name="Table2.A1" table:number-columns-spanned="2" office:value-type="string">
            <text:p text:style-name="P18"><text:span text:style-name="T37"><text:s text:c="2"/></text:span><text:span text:style-name="T42">side effect: <text:s/>output value </text:span><text:span text:style-name="T43">of </text:span><text:span text:style-name="T10">hoon</text:span><text:span text:style-name="T42"> to </text:span><text:span text:style-name="T21">stderr</text:span></text:p>
          </table:table-cell>
          <table:covered-table-cell/>
        </table:table-row>
        <table:table-row table:style-name="TableLine94122434490960">
          <table:table-cell table:style-name="Table2.A1" table:number-columns-spanned="2" office:value-type="string">
            <text:p text:style-name="P7"><text:span text:style-name="T27">!</text:span><text:span text:style-name="T32">&gt;</text:span><text:span text:style-name="T43"> <text:s/></text:span><text:span text:style-name="T32">hoon</text:span></text:p>
          </table:table-cell>
          <table:covered-table-cell/>
        </table:table-row>
        <table:table-row table:style-name="TableLine94122434490960">
          <table:table-cell table:style-name="Table2.A1" table:number-columns-spanned="2" office:value-type="string">
            <text:p text:style-name="P16"><text:s text:c="2"/><text:span text:style-name="T43">wrap a noun </text:span><text:span text:style-name="T10">hoon</text:span><text:span text:style-name="T43"> in its type; frequently used as the “type spear” </text:span><text:span text:style-name="T22">-:!&gt;</text:span></text:p>
          </table:table-cell>
          <table:covered-table-cell/>
        </table:table-row>
        <table:table-row table:style-name="TableLine94122434490960">
          <table:table-cell table:style-name="Table2.A1" table:number-columns-spanned="2" office:value-type="string">
            <text:p text:style-name="P13">!!</text:p>
          </table:table-cell>
          <table:covered-table-cell/>
        </table:table-row>
        <table:table-row table:style-name="TableLine94122434490960">
          <table:table-cell table:style-name="Table2.A1" table:number-columns-spanned="2" office:value-type="string">
            <text:p text:style-name="P16"><text:s text:c="2"/><text:span text:style-name="T43">crash (no children); useful for stubbing out branches in development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O" svg:font-family="'Linux Libertine O'"/>
    <style:font-face style:name="Lohit Devanagari1" svg:font-family="'Lohit Devanagari'"/>
    <style:font-face style:name="Ubuntu Mono" svg:font-family="'Ubuntu Mono'" style:font-pitch="fixed"/>
    <style:font-face style:name="Inter" svg:font-family="Inter" style:font-pitch="variable"/>
    <style:font-face style:name="Linux Libertine O1" svg:font-family="'Linux Libertine O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1:26:58.452108937</meta:creation-date>
    <dc:date>2021-08-31T13:40:06.890797785</dc:date>
    <meta:editing-duration>PT40M37S</meta:editing-duration>
    <meta:editing-cycles>1</meta:editing-cycles>
    <meta:document-statistic meta:table-count="1" meta:image-count="0" meta:object-count="0" meta:page-count="1" meta:paragraph-count="66" meta:word-count="407" meta:character-count="2216" meta:non-whitespace-character-count="1758"/>
    <meta:generator>LibreOffice/6.4.7.2$Linux_X86_64 LibreOffice_project/40$Build-2</meta:generator>
  </office:meta>
</office:document-meta>
</file>